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92f2b" officeooo:paragraph-rsid="00092f2b"/>
    </style:style>
    <style:style style:name="P2" style:family="paragraph" style:parent-style-name="Standard">
      <style:text-properties officeooo:rsid="0009977a" officeooo:paragraph-rsid="0009977a"/>
    </style:style>
    <style:style style:name="T1" style:family="text">
      <style:text-properties officeooo:rsid="0009977a"/>
    </style:style>
    <style:style style:name="T2" style:family="text">
      <style:text-properties officeooo:rsid="000a8d7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have benchmarked my own PIC Code against the well established Berkeley code XES1- <text:s/>running test cases such as the two stream instability, cold beam instability and cold plasma oscillations. I also investigated the phenomenon of the self-force, which is inherent in PIC codes. </text:p>
      <text:p text:style-name="P1"/>
      <text:p text:style-name="P1">I have completed a trial period with the commercial PIC code VORPAL. Using this code I was able to develop a model which conserves the specified source temperature. This was vital in order to obtain probe IV characteristics from my code runs. Using this model I was able to reproduce predictions from ideal probe theory - the IV curve obtained from code runs was in good agreement with the theoretical IV curve. I was also able to measure the source temperature based on the gradient of the exponential drop off region. </text:p>
      <text:p text:style-name="P1"/>
      <text:p text:style-name="P1">After the successful trial period with VORPAL we decided to continue using the code and it has now been purchased. Whilst waiting for VORPAL to arrive I was able to reproduce the temperature conserving model in my own code and reproduce the same results. This also allowed me to test my floating wall test case with a constant temperature. The wall floated to a potential consistent with the prediction from the IV curve and at this potential the currents from both electrons and ions was equal. </text:p>
      <text:p text:style-name="P1"/>
      <text:p text:style-name="P1">I have also trialled a new source function in my own code called the Emmert source function. This source function only injects particles from the high energy tail of the velocity <text:span text:style-name="T2">distribution</text:span> and not the slow moving ones. So it acts to replace those that are lost from the simulation. As a result, it conserves the Maxwellian distribution and thus the temperature remains constant. </text:p>
      <text:p text:style-name="P1"/>
      <text:p text:style-name="P1">A discrepancy has been noticed in the data analysis of <text:s/>Flush-Mounted Probes (FMPs) on the MAST tokamak. In the original MAST divertor there were cylindrical FMPs mounted into the divertor tiles. These were used to measure the plasma parameters at the plasma-surface interface. The data from these probes was in good agreement with that of other diagnostics if the probes area was assumed to be its geometric surface area. The divertor then underwent an upgrade and changed its FMPs from cylindrical to rectangular. These new probes could only give a good agreement if it was assumed their effective collection area was the projection of their true sur<text:span text:style-name="T1">f</text:span>ace area in the direction of the <text:span text:style-name="T1">magnetic </text:span>fiel<text:span text:style-name="T1">d. It is not known why the original assumption is no longer valid for the newer probes, it is also not known which interpretation, if either, is correct. <text:s/>This will form the basis of an investigation which I will carry out using VORPAL to run 2d simulations of the probes with a model similar to the previous work carried out by Bergmann. To begin this investigation I have carried out a literature review of the magnetic-presheath and of the interpretation and simulation of flush-mounted probes.</text:span></text:p>
      <text:p text:style-name="P1"/>
      <text:p text:style-name="P2">In regards to my project plan <text:span text:style-name="T2">I am on track with having identified and purchased a code I can use for the rest of my project and I have carried out 1D test cases of the code. 2D test cases will begin very soon. I will now start to use my simulations to explain and interpret data from actual tokamak experimen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10:30:21.127033644</meta:creation-date>
    <dc:date>2015-06-02T11:11:20.896050153</dc:date>
    <meta:editing-duration>PT8M38S</meta:editing-duration>
    <meta:editing-cycles>1</meta:editing-cycles>
    <meta:document-statistic meta:table-count="0" meta:image-count="0" meta:object-count="0" meta:page-count="1" meta:paragraph-count="6" meta:word-count="545" meta:character-count="3185" meta:non-whitespace-character-count="2638"/>
    <meta:generator>LibreOffice/4.2.7.2$Linux_X86_64 LibreOffice_project/420m0$Build-2</meta:generator>
  </office:meta>
</office:document-meta>
</file>